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2607" officeooo:paragraph-rsid="00102607"/>
    </style:style>
    <style:style style:name="P2" style:family="paragraph" style:parent-style-name="Heading_20_3">
      <style:text-properties officeooo:rsid="00102607" officeooo:paragraph-rsid="00102607"/>
    </style:style>
    <style:style style:name="P3" style:family="paragraph" style:parent-style-name="Standard">
      <style:text-properties officeooo:rsid="00102607" officeooo:paragraph-rsid="00102607"/>
    </style:style>
    <style:style style:name="P4" style:family="paragraph" style:parent-style-name="Text_20_body">
      <style:text-properties officeooo:rsid="00102607" officeooo:paragraph-rsid="00102607"/>
    </style:style>
    <style:style style:name="P5" style:family="paragraph" style:parent-style-name="Text_20_body" style:list-style-name="L1">
      <style:text-properties officeooo:rsid="00102607" officeooo:paragraph-rsid="00102607"/>
    </style:style>
    <style:style style:name="P6" style:family="paragraph" style:parent-style-name="Text_20_body">
      <style:text-properties officeooo:paragraph-rsid="00102607"/>
    </style:style>
    <style:style style:name="P7" style:family="paragraph" style:parent-style-name="Text_20_body" style:list-style-name="L1">
      <style:text-properties officeooo:paragraph-rsid="00102607"/>
    </style:style>
    <style:style style:name="P8" style:family="paragraph" style:parent-style-name="Text_20_body" style:list-style-name="L1">
      <style:text-properties officeooo:rsid="00115e9d" officeooo:paragraph-rsid="00115e9d"/>
    </style:style>
    <style:style style:name="P9" style:family="paragraph" style:parent-style-name="Text_20_body" style:list-style-name="L1">
      <style:text-properties officeooo:rsid="00120633" officeooo:paragraph-rsid="00120633"/>
    </style:style>
    <style:style style:name="P10" style:family="paragraph" style:parent-style-name="Text_20_body" style:list-style-name="L1">
      <style:text-properties officeooo:rsid="0014ae65" officeooo:paragraph-rsid="0014ae65"/>
    </style:style>
    <style:style style:name="P11" style:family="paragraph" style:parent-style-name="Text_20_body" style:list-style-name="L1">
      <style:text-properties officeooo:rsid="0014ae65" officeooo:paragraph-rsid="00169033"/>
    </style:style>
    <style:style style:name="P12" style:family="paragraph" style:parent-style-name="Text_20_body" style:list-style-name="L1">
      <style:text-properties officeooo:rsid="00169033" officeooo:paragraph-rsid="00169033"/>
    </style:style>
    <style:style style:name="P13" style:family="paragraph" style:parent-style-name="Text_20_body" style:list-style-name="L2">
      <style:text-properties officeooo:rsid="0018023e" officeooo:paragraph-rsid="0018023e"/>
    </style:style>
    <style:style style:name="T1" style:family="text">
      <style:text-properties officeooo:rsid="00102607"/>
    </style:style>
    <style:style style:name="T2" style:family="text">
      <style:text-properties officeooo:rsid="00120633"/>
    </style:style>
    <style:style style:name="T3" style:family="text">
      <style:text-properties officeooo:rsid="0013d85a"/>
    </style:style>
    <style:style style:name="T4" style:family="text">
      <style:text-properties officeooo:rsid="0014ae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MPS 340, <text:span text:style-name="T2">Fall 2024</text:span></text:p>
      <text:p text:style-name="P3">char_junkies</text:p>
      <text:p text:style-name="P3"/>
      <text:h text:style-name="P1" text:outline-level="1">Main Project Outline</text:h>
      <text:p text:style-name="P6"/>
      <text:h text:style-name="P2" text:outline-level="3">Config.py</text:h>
      <text:p text:style-name="P6"/>
      <text:list xml:id="list2041556708" text:style-name="L1">
        <text:list-item>
          <text:p text:style-name="P5">Constants</text:p>
          <text:list>
            <text:list-item>
              <text:p text:style-name="P9">HRV_WEIGHT (int)</text:p>
            </text:list-item>
            <text:list-item>
              <text:p text:style-name="P9">STEPS_WEIGHT (int)</text:p>
            </text:list-item>
            <text:list-item>
              <text:p text:style-name="P9">MAX_DEPT_SIZE (int)</text:p>
            </text:list-item>
            <text:list-item>
              <text:p text:style-name="P9">MAX_HEART_RATE (int)</text:p>
            </text:list-item>
            <text:list-item>
              <text:p text:style-name="P9">FILENAME_STEPS (string)</text:p>
            </text:list-item>
            <text:list-item>
              <text:p text:style-name="P9">FILENAME_AGE (string)</text:p>
            </text:list-item>
            <text:list-item>
              <text:p text:style-name="P9">OUTPUT_FOLDER (string)</text:p>
            </text:list-item>
          </text:list>
        </text:list-item>
      </text:list>
      <text:p text:style-name="P6"/>
      <text:h text:style-name="P2" text:outline-level="3">Module 1: IndividualData</text:h>
      <text:p text:style-name="P6"/>
      <text:list xml:id="list200326291396148" text:continue-numbering="true" text:style-name="L1">
        <text:list-item>
          <text:p text:style-name="P7"><text:span text:style-name="T1">Parent class: FitnessData</text:span></text:p>
          <text:list>
            <text:list-item>
              <text:p text:style-name="P10">Attributes:</text:p>
              <text:list>
                <text:list-item>
                  <text:p text:style-name="P10">person name</text:p>
                </text:list-item>
                <text:list-item>
                  <text:p text:style-name="P10">person age</text:p>
                </text:list-item>
                <text:list-item>
                  <text:p text:style-name="P10">dataframe steps</text:p>
                </text:list-item>
                <text:list-item>
                  <text:p text:style-name="P10">dataframe HRV</text:p>
                </text:list-item>
                <text:list-item>
                  <text:p text:style-name="P12">CONSTANTS (dictionary)</text:p>
                  <text:list>
                    <text:list-item>
                      <text:p text:style-name="P12"><text:span text:style-name="T4">HRV_WEIGHT</text:span></text:p>
                    </text:list-item>
                    <text:list-item>
                      <text:p text:style-name="P11">STEPS_WEIGHT</text:p>
                    </text:list-item>
                    <text:list-item>
                      <text:p text:style-name="P11">MAX_HEART_RATE</text:p>
                    </text:list-item>
                    <text:list-item>
                      <text:p text:style-name="P11">FILENAME_STEPS</text:p>
                    </text:list-item>
                    <text:list-item>
                      <text:p text:style-name="P11">FILENAME_AGE</text:p>
                    </text:list-item>
                  </text:list>
                </text:list-item>
              </text:list>
            </text:list-item>
            <text:list-item>
              <text:p text:style-name="P10"><text:soft-page-break/>Methods</text:p>
              <text:list>
                <text:list-item>
                  <text:p text:style-name="P10">view steps table</text:p>
                </text:list-item>
                <text:list-item>
                  <text:p text:style-name="P10">view HRV table</text:p>
                </text:list-item>
                <text:list-item>
                  <text:p text:style-name="P10">view steps line graph</text:p>
                </text:list-item>
                <text:list-item>
                  <text:p text:style-name="P10">view HRV line graph</text:p>
                </text:list-item>
              </text:list>
            </text:list-item>
          </text:list>
        </text:list-item>
        <text:list-item>
          <text:p text:style-name="P5">Child class: FitnessDataProcessing</text:p>
          <text:list>
            <text:list-item>
              <text:p text:style-name="P12">Attributes:</text:p>
              <text:list>
                <text:list-item>
                  <text:p text:style-name="P12">fitness score</text:p>
                </text:list-item>
                <text:list-item>
                  <text:p text:style-name="P12">avg steps per day</text:p>
                </text:list-item>
                <text:list-item>
                  <text:p text:style-name="P12">avg </text:p>
                </text:list-item>
                <text:list-item>
                  <text:p text:style-name="P12">folderName</text:p>
                </text:list-item>
                <text:list-item>
                  <text:p text:style-name="P12">dataframe averageHRV (each day’s average * age correction)</text:p>
                </text:list-item>
              </text:list>
            </text:list-item>
            <text:list-item>
              <text:p text:style-name="P12">Methods</text:p>
              <text:list>
                <text:list-item>
                  <text:p text:style-name="P12">clean data (remove bad HRV data when heart rate &gt; max)</text:p>
                </text:list-item>
                <text:list-item>
                  <text:p text:style-name="P12">calcHRV – create dataframe for average HRV per day, age corrected</text:p>
                </text:list-item>
                <text:list-item>
                  <text:p text:style-name="P12">calcStepScore</text:p>
                </text:list-item>
                <text:list-item>
                  <text:p text:style-name="P12">calcHRVScore</text:p>
                </text:list-item>
                <text:list-item>
                  <text:p text:style-name="P12">calcFitnessScore</text:p>
                </text:list-item>
                <text:list-item>
                  <text:p text:style-name="P12">graph HRV per day (whisker plot)</text:p>
                </text:list-item>
                <text:list-item>
                  <text:p text:style-name="P12">graph steps per day (whisker plot)</text:p>
                </text:list-item>
                <text:list-item>
                  <text:p text:style-name="P12">Show stats for the month:</text:p>
                  <text:list>
                    <text:list-item>
                      <text:p text:style-name="P12">Average steps per day</text:p>
                    </text:list-item>
                    <text:list-item>
                      <text:p text:style-name="P12">Average HRV per day</text:p>
                    </text:list-item>
                    <text:list-item>
                      <text:p text:style-name="P12">Fitness score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h text:style-name="P2" text:outline-level="3">Module 2: DepartmentData</text:h>
      <text:p text:style-name="P6"/>
      <text:list text:continue-numbering="true" text:style-name="L1">
        <text:list-item>
          <text:p text:style-name="P7"><text:span text:style-name="T1">Parent class: DepartmentData</text:span></text:p>
          <text:list>
            <text:list-item>
              <text:p text:style-name="P8">Attributes:</text:p>
              <text:list>
                <text:list-item>
                  <text:p text:style-name="P8"><text:soft-page-break/>departmentName</text:p>
                </text:list-item>
                <text:list-item>
                  <text:p text:style-name="P8">set of IndividualDataProcessing (data for individuals in department)</text:p>
                  <text:list>
                    <text:list-item>
                      <text:p text:style-name="P8">Not to exceed MAX_DEPT_SIZE</text:p>
                    </text:list-item>
                  </text:list>
                </text:list-item>
                <text:list-item>
                  <text:p text:style-name="P8">days in given month</text:p>
                </text:list-item>
                <text:list-item>
                  <text:p text:style-name="P8">dataframe: department steps per day</text:p>
                </text:list-item>
                <text:list-item>
                  <text:p text:style-name="P8">dataframe: department HRV average per day</text:p>
                </text:list-item>
                <text:list-item>
                  <text:p text:style-name="P8">dataframe: fitness score per individual</text:p>
                </text:list-item>
              </text:list>
            </text:list-item>
            <text:list-item>
              <text:p text:style-name="P8">Methods:</text:p>
              <text:list>
                <text:list-item>
                  <text:p text:style-name="P8">Add individual to set</text:p>
                </text:list-item>
                <text:list-item>
                  <text:p text:style-name="P8">Remove individual from set</text:p>
                </text:list-item>
                <text:list-item>
                  <text:p text:style-name="P8">Generate dataframes</text:p>
                  <text:list>
                    <text:list-item>
                      <text:p text:style-name="P8">department steps per day</text:p>
                    </text:list-item>
                    <text:list-item>
                      <text:p text:style-name="P8">department HRV average per day</text:p>
                    </text:list-item>
                    <text:list-item>
                      <text:p text:style-name="P8">fitness score per individual</text:p>
                    </text:list-item>
                    <text:list-item>
                      <text:p text:style-name="P9">age per fitness sc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hild class: DepartmentDataProcessing</text:p>
          <text:list>
            <text:list-item>
              <text:p text:style-name="P8">Attributes:</text:p>
              <text:list>
                <text:list-item>
                  <text:p text:style-name="P8">CONSTANT: string outputFolder</text:p>
                </text:list-item>
              </text:list>
            </text:list-item>
            <text:list-item>
              <text:p text:style-name="P8">Methods:</text:p>
              <text:list>
                <text:list-item>
                  <text:p text:style-name="P8">loadData – <text:span text:style-name="T2">load from pickle file</text:span></text:p>
                </text:list-item>
                <text:list-item>
                  <text:p text:style-name="P8">saveData – <text:span text:style-name="T2">dump to pickle file</text:span></text:p>
                </text:list-item>
                <text:list-item>
                  <text:p text:style-name="P9">calcStats – calculate statistical values such as mean, min, max</text:p>
                </text:list-item>
                <text:list-item>
                  <text:p text:style-name="P9">graphing</text:p>
                  <text:list>
                    <text:list-item>
                      <text:p text:style-name="P9"><text:span text:style-name="T3">average </text:span>steps per individual <text:span text:style-name="T3">(histogram)</text:span></text:p>
                    </text:list-item>
                    <text:list-item>
                      <text:p text:style-name="P9">HRV averages per individual <text:span text:style-name="T3">(histogram)</text:span></text:p>
                    </text:list-item>
                    <text:list-item>
                      <text:p text:style-name="P9">fitness score per individual <text:span text:style-name="T3">(histogram)</text:span></text:p>
                    </text:list-item>
                    <text:list-item>
                      <text:p text:style-name="P9">age per fitness score <text:span text:style-name="T3">(scatter plo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h text:style-name="P2" text:outline-level="3"><text:soft-page-break/>main.py</text:h>
      <text:p text:style-name="P6"/>
      <text:list text:style-name="L2">
        <text:list-item>
          <text:p text:style-name="P13">Method: user interface</text:p>
          <text:list>
            <text:list-item>
              <text:p text:style-name="P13">Options:</text:p>
              <text:list>
                <text:list-item>
                  <text:p text:style-name="P13">Process data for individual</text:p>
                  <text:list>
                    <text:list-item>
                      <text:p text:style-name="P13">Provide name of individual</text:p>
                    </text:list-item>
                  </text:list>
                </text:list-item>
                <text:list-item>
                  <text:p text:style-name="P13">Create department</text:p>
                </text:list-item>
                <text:list-item>
                  <text:p text:style-name="P13">Add individuals to department</text:p>
                </text:list-item>
                <text:list-item>
                  <text:p text:style-name="P13">Process department data</text:p>
                </text:list-item>
                <text:list-item>
                  <text:p text:style-name="P13">View graphs</text:p>
                  <text:list>
                    <text:list-item>
                      <text:p text:style-name="P13">Individuals</text:p>
                    </text:list-item>
                    <text:list-item>
                      <text:p text:style-name="P13">Departmen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39:36.263546200</meta:creation-date>
    <dc:date>2024-11-12T20:03:25.526213896</dc:date>
    <meta:editing-duration>PT19M28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4" meta:paragraph-count="90" meta:word-count="359" meta:character-count="2066" meta:non-whitespace-character-count="1875"/>
  </office:meta>
</office:document-meta>
</file>